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4.0701in"/>
    </style:style>
    <style:style style:name="co10" style:family="table-column">
      <style:table-column-properties fo:break-before="auto" style:column-width="5.1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number-columns-repeated="1013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(Volley Count)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3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 table:number-columns-spanned="1" table:number-rows-spanned="3">
            <text:p>Automatic unit that attacks its way to the rally point. Is purchased rather than built. That's why there are charges. Attacks ground.</text:p>
          </table:table-cell>
          <table:table-cell table:number-columns-repeated="1013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3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3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3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25/25</text:p>
          </table:table-cell>
          <table:table-cell office:value-type="string">
            <text:p>30 (4)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style-name="ce6" office:value-type="string" table:number-columns-spanned="1" table:number-rows-spanned="3">
            <text:p>Automatic unit that bombs the rallypoint. Is purchased rather than built. That's why there are charges. Attacks ground (obviously).</text:p>
          </table:table-cell>
          <table:table-cell table:number-columns-repeated="1013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75/150</text:p>
          </table:table-cell>
          <table:table-cell office:value-type="string">
            <text:p>30 (4)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225/900</text:p>
          </table:table-cell>
          <table:table-cell office:value-type="string">
            <text:p>30 (4)</text:p>
          </table:table-cell>
          <table:table-cell table:number-columns-repeated="2" office:value-type="float" office:value="900">
            <text:p>9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3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20 * 3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string">
            <text:p>72 * 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2 slots.</text:p>
          </table:table-cell>
          <table:table-cell table:style-name="ce6" office:value-type="string" table:number-columns-spanned="1" table:number-rows-spanned="3">
            <text:p>Pickup and dropoff ground units. Tier 1 units takes up 1 slot. Tier 2 takes up 2 slots. Tier 3 takes up 4 slots.</text:p>
          </table:table-cell>
          <table:table-cell table:number-columns-repeated="1013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4 slots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8 slots. Personal stealth.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>
            <text:p>Artillery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3"/>
        </table:table-row>
        <table:table-row table:style-name="ro1">
          <table:table-cell office:value-type="string">
            <text:p>Artillery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80 * 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3"/>
        </table:table-row>
        <table:table-row table:style-name="ro1">
          <table:table-cell office:value-type="string">
            <text:p>Artillery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1080">
            <text:p>108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3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5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3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5 build power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45 build power.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>
            <text:p>Intel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Personal stealth.</text:p>
          </table:table-cell>
          <table:table-cell table:style-name="ce6" office:value-type="string">
            <text:p>Scout unit with long sight range and personal stealth.</text:p>
          </table:table-cell>
          <table:table-cell table:number-columns-repeated="1013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Personal stealth. Reveals enemy units in 32 radius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3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200/48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Stealth to allies in 8 radius. Reveals enemy units in 45 radius. 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3"/>
        </table:table-row>
        <table:table-row table:style-name="ro2">
          <table:table-cell office:value-type="string">
            <text:p>Spy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Personal 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3"/>
        </table:table-row>
        <table:table-row table:style-name="ro2">
          <table:table-cell office:value-type="string">
            <text:p>Spy 2</text:p>
          </table:table-cell>
          <table:table-cell office:value-type="string">
            <text:p>100/2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Personal stealth. On death maintain visibility for 30 seconds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Spy 3</text:p>
          </table:table-cell>
          <table:table-cell office:value-type="string">
            <text:p>400/1600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Personal stealth. On death maintain visibility for 60 seconds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string">
            <text:p>Personal stealth.</text:p>
          </table:table-cell>
          <table:table-cell table:style-name="ce6" office:value-type="string" table:number-columns-spanned="1" table:number-rows-spanned="3">
            <text:p>Fast light tank with personal stealth. Meant for hit &amp; run tactics.</text:p>
          </table:table-cell>
          <table:table-cell table:number-columns-repeated="1013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225">
            <text:p>22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Heavy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string">
            <text:p>120 * 2</text:p>
          </table:table-cell>
          <table:table-cell office:value-type="string">
            <text:p>6 (0.5)</text:p>
          </table:table-cell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Heavy 2</text:p>
          </table:table-cell>
          <table:table-cell table:style-name="Default" office:value-type="string">
            <text:p>900/1800</text:p>
          </table:table-cell>
          <table:table-cell office:value-type="float" office:value="60">
            <text:p>60</text:p>
          </table:table-cell>
          <table:table-cell office:value-type="float" office:value="1200">
            <text:p>1200</text:p>
          </table:table-cell>
          <table:table-cell office:value-type="string">
            <text:p>360 * 2</text:p>
          </table:table-cell>
          <table:table-cell office:value-type="string">
            <text:p>6 (0.5)</text:p>
          </table:table-cell>
          <table:table-cell office:value-type="float" office:value="7">
            <text:p>7</text:p>
          </table:table-cell>
          <table:table-cell office:value-type="float" office:value="2.25">
            <text:p>2.25</text:p>
          </table:table-cell>
          <table:table-cell office:value-type="float" office:value="12">
            <text:p>12</text:p>
          </table:table-cell>
          <table:table-cell table:style-name="Default"/>
          <table:covered-table-cell table:style-name="ce7"/>
          <table:table-cell table:style-name="Default" table:number-columns-repeated="1013"/>
        </table:table-row>
        <table:table-row table:style-name="ro2">
          <table:table-cell table:style-name="Default" office:value-type="string">
            <text:p>Heavy 3</text:p>
          </table:table-cell>
          <table:table-cell office:value-type="string">
            <text:p>2700/10800</text:p>
          </table:table-cell>
          <table:table-cell office:value-type="float" office:value="60">
            <text:p>60</text:p>
          </table:table-cell>
          <table:table-cell office:value-type="float" office:value="3600">
            <text:p>3600</text:p>
          </table:table-cell>
          <table:table-cell office:value-type="string">
            <text:p>1080 * 2</text:p>
          </table:table-cell>
          <table:table-cell office:value-type="string">
            <text:p>6 (0.5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Default"/>
          <table:covered-table-cell table:style-name="ce7"/>
          <table:table-cell table:style-name="Default" table:number-columns-repeated="1013"/>
        </table:table-row>
        <table:table-row table:style-name="ro2">
          <table:table-cell table:style-name="ce3" office:value-type="string" table:number-columns-spanned="11" table:number-rows-spanned="1">
            <text:p><text:s text:c="6"/>STRUCTURES</text:p>
          </table:table-cell>
          <table:covered-table-cell table:number-columns-repeated="9" table:style-name="Default"/>
          <table:covered-table-cell table:style-name="ce7"/>
          <table:table-cell table:style-name="Default" table:number-columns-repeated="1013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3"/>
        </table:table-row>
        <table:table-row table:style-name="ro3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Medium range turret. Overkills most tier 1 units.</text:p>
          </table:table-cell>
          <table:table-cell table:number-columns-repeated="1013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3.2">
            <text:p>3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Long range heavy turret. Overkills most tier 2 units.</text:p>
          </table:table-cell>
          <table:table-cell table:number-columns-repeated="1013"/>
        </table:table-row>
        <table:table-row table:style-name="ro1">
          <table:table-cell office:value-type="string">
            <text:p>Missil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3"/>
        </table:table-row>
        <table:table-row table:style-name="ro1">
          <table:table-cell office:value-type="string">
            <text:p>Missile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0 (0.9)</text:p>
          </table:table-cell>
          <table:table-cell office:value-type="float" office:value="14">
            <text:p>14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3"/>
        </table:table-row>
        <table:table-row table:style-name="ro1">
          <table:table-cell office:value-type="string">
            <text:p>Missile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10 (0.6)</text:p>
          </table:table-cell>
          <table:table-cell office:value-type="float" office:value="10">
            <text:p>10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Short range anti-aircraft turret. Great at defending priority targets.</text:p>
          </table:table-cell>
          <table:table-cell table:number-columns-repeated="1013"/>
        </table:table-row>
        <table:table-row table:style-name="ro1">
          <table:table-cell office:value-type="string">
            <text:p>Launcher 1</text:p>
          </table:table-cell>
          <table:table-cell office:value-type="string">
            <text:p>450/450</text:p>
          </table:table-cell>
          <table:table-cell office:value-type="float" office:value="90">
            <text:p>90</text:p>
          </table:table-cell>
          <table:table-cell office:value-type="float" office:value="750">
            <text:p>750</text:p>
          </table:table-cell>
          <table:table-cell office:value-type="string">
            <text:p>450 * 3</text:p>
          </table:table-cell>
          <table:table-cell office:value-type="string">
            <text:p>180 (60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Deals damage in 1 radius.</text:p>
          </table:table-cell>
          <table:table-cell table:style-name="ce6" office:value-type="string">
            <text:p>Short range tactical missile launcher. Great at taking out enemy defenses.</text:p>
          </table:table-cell>
          <table:table-cell table:number-columns-repeated="1013"/>
        </table:table-row>
        <table:table-row table:style-name="ro1">
          <table:table-cell office:value-type="string">
            <text:p>Launcher 2</text:p>
          </table:table-cell>
          <table:table-cell office:value-type="string">
            <text:p>1350/2700</text:p>
          </table:table-cell>
          <table:table-cell office:value-type="float" office:value="270">
            <text:p>270</text:p>
          </table:table-cell>
          <table:table-cell office:value-type="float" office:value="2250">
            <text:p>2250</text:p>
          </table:table-cell>
          <table:table-cell office:value-type="string">
            <text:p>1350 * 3</text:p>
          </table:table-cell>
          <table:table-cell office:value-type="string">
            <text:p>360 (120)</text:p>
          </table:table-cell>
          <table:table-cell office:value-type="float" office:value="55">
            <text:p>55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Deals damage in 3 radiu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3"/>
        </table:table-row>
        <table:table-row table:style-name="ro1">
          <table:table-cell office:value-type="string">
            <text:p>Launcher 3</text:p>
          </table:table-cell>
          <table:table-cell office:value-type="string">
            <text:p>4050/16200</text:p>
          </table:table-cell>
          <table:table-cell office:value-type="float" office:value="810">
            <text:p>810</text:p>
          </table:table-cell>
          <table:table-cell office:value-type="float" office:value="6750">
            <text:p>6750</text:p>
          </table:table-cell>
          <table:table-cell office:value-type="string">
            <text:p>4050 * 3</text:p>
          </table:table-cell>
          <table:table-cell office:value-type="string">
            <text:p>720 (240)</text:p>
          </table:table-cell>
          <table:table-cell office:value-type="float" office:value="96">
            <text:p>96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Deals damage in 5 radius.</text:p>
          </table:table-cell>
          <table:table-cell table:style-name="ce6" office:value-type="string">
            <text:p>Long range tactical missile launcher. Great at taking out enemy bases.</text:p>
          </table:table-cell>
          <table:table-cell table:number-columns-repeated="1013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18">
            <text:p>18</text:p>
          </table:table-cell>
          <table:table-cell office:value-type="string">
            <text:p>Reveals enemy units in 34 radius.</text:p>
          </table:table-cell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3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Reveals enemy units in 58 radius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54">
            <text:p>54</text:p>
          </table:table-cell>
          <table:table-cell office:value-type="string">
            <text:p>Reveals enemy units in 100 radius.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900/1800</text:p>
          </table:table-cell>
          <table:table-cell office:value-type="float" office:value="180">
            <text:p>180</text:p>
          </table:table-cell>
          <table:table-cell office:value-type="float" office:value="1800">
            <text:p>18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2700/10800</text:p>
          </table:table-cell>
          <table:table-cell office:value-type="float" office:value="540">
            <text:p>540</text:p>
          </table:table-cell>
          <table:table-cell office:value-type="float" office:value="5400">
            <text:p>54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10 energy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Generator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100 energy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Generator 3</text:p>
          </table:table-cell>
          <table:table-cell office:value-type="string">
            <text:p>9000/36000</text:p>
          </table:table-cell>
          <table:table-cell office:value-type="float" office:value="1800">
            <text:p>1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Produces 1000 energy per second.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0800">
            <text:p>108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table:style-name="Default" office:value-type="string">
            <text:p>Repairs 20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3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table:style-name="Default" office:value-type="string">
            <text:p>Repairs 5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3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table:style-name="Default" office:value-type="string">
            <text:p>Repairs 125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3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Regens 10 shields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3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800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Regens 40 shields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3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16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Regens 160 shields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3"/>
        </table:table-row>
        <table:table-row table:style-name="ro2">
          <table:table-cell office:value-type="string">
            <text:p>Morta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 table:number-columns-spanned="1" table:number-rows-spanned="3">
            <text:p>Expensive long range artillery for long lasting battles of attrition.</text:p>
          </table:table-cell>
          <table:table-cell table:number-columns-repeated="1013"/>
        </table:table-row>
        <table:table-row table:style-name="ro2">
          <table:table-cell office:value-type="string">
            <text:p>Mortar 2</text:p>
          </table:table-cell>
          <table:table-cell office:value-type="string">
            <text:p>2250/4500</text:p>
          </table:table-cell>
          <table:table-cell office:value-type="float" office:value="450">
            <text:p>450</text:p>
          </table:table-cell>
          <table:table-cell office:value-type="float" office:value="4500">
            <text:p>4500</text:p>
          </table:table-cell>
          <table:table-cell office:value-type="string">
            <text:p>100 * 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2">
          <table:table-cell office:value-type="string">
            <text:p>Mortar 3</text:p>
          </table:table-cell>
          <table:table-cell office:value-type="string">
            <text:p>6750/27000</text:p>
          </table:table-cell>
          <table:table-cell office:value-type="float" office:value="1350">
            <text:p>1350</text:p>
          </table:table-cell>
          <table:table-cell office:value-type="float" office:value="13500">
            <text:p>13500</text:p>
          </table:table-cell>
          <table:table-cell office:value-type="string">
            <text:p>100 * 1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/>
          <table:covered-table-cell table:style-name="ce6"/>
          <table:table-cell table:number-columns-repeated="1013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Can move units in 8 seconds to any other teleporter.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Can move units in 4 seconds to any other teleporter.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Can move units in 2 seconds to any other teleporter.</text:p>
          </table:table-cell>
          <table:table-cell table:style-name="ce6"/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000-00-00T02:23:17.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6-10-27T02:33:50.32</dc:date>
    <meta:editing-duration>P14DT12H11M5S</meta:editing-duration>
    <meta:editing-cycles>871</meta:editing-cycles>
    <meta:generator>LibreOffice/4.0.5.2$Windows_x86 LibreOffice_project/5464147a081647a250913f19c0715bca595af2f</meta:generator>
    <meta:document-statistic meta:table-count="1" meta:cell-count="674" meta:object-count="0"/>
  </office:meta>
</office:document-meta>
</file>